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971e5" officeooo:paragraph-rsid="001971e5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971e5" officeooo:paragraph-rsid="001971e5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971e5" officeooo:paragraph-rsid="001971e5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weight="normal" officeooo:rsid="001971e5" officeooo:paragraph-rsid="001971e5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Liberation Serif1" fo:font-weight="normal" style:font-weight-asian="normal" style:font-weight-complex="normal"/>
    </style:style>
    <style:style style:name="T3" style:family="text">
      <style:text-properties officeooo:rsid="001ca2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EE()</text:p>
      <text:p text:style-name="P1">Name:Omar Faruk</text:p>
      <text:p text:style-name="P1">Roll:2019831055</text:p>
      <text:p text:style-name="P3"/>
      <text:p text:style-name="P2">1.<text:span text:style-name="T3">T</text:span><text:span text:style-name="T1">he equivalent resistance of the circuit is =24</text:span><text:span text:style-name="T2">Ω</text:span></text:p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8T00:38:30.870100488</meta:creation-date>
    <meta:editing-duration>P5DT19H20M19S</meta:editing-duration>
    <meta:editing-cycles>2</meta:editing-cycles>
    <meta:generator>LibreOffice/6.4.6.2$Linux_X86_64 LibreOffice_project/40$Build-2</meta:generator>
    <dc:date>2020-12-13T18:27:22.562159142</dc:date>
    <meta:document-statistic meta:table-count="0" meta:image-count="0" meta:object-count="0" meta:page-count="1" meta:paragraph-count="4" meta:word-count="12" meta:character-count="85" meta:non-whitespace-character-count="77"/>
  </office:meta>
</office:document-meta>
</file>